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Выделение памяти для целого числа. Аргумент: целое число.</text:p>
          </table:table-cell>
          <table:table-cell table:style-name="Таблица2.A1" office:value-type="string">
            <text:p text:style-name="P2">NEW_Z</text:p>
          </table:table-cell>
          <table:table-cell table:style-name="Таблица2.A1" office:value-type="string">
            <text:p text:style-name="P4">NEW_N_N</text:p>
          </table:table-cell>
          <table:table-cell table:style-name="Таблица2.A1" office:value-type="string">
            <text:p text:style-name="P4">NEW_N_N</text:p>
          </table:table-cell>
        </table:table-row>
        <table:table-row>
          <table:table-cell table:style-name="Таблица2.A3" office:value-type="string">
            <text:p text:style-name="P2">Z-2</text:p>
          </table:table-cell>
          <table:table-cell table:style-name="Таблица2.A3" office:value-type="string">
            <text:p text:style-name="P4">Очищение памяти целого числа. Аргумент: целое число.</text:p>
          </table:table-cell>
          <table:table-cell table:style-name="Таблица2.A3" office:value-type="string">
            <text:p text:style-name="P2">DEL_Z</text:p>
          </table:table-cell>
          <table:table-cell table:style-name="Таблица2.A3" office:value-type="string">
            <text:p text:style-name="P4">DEL_N</text:p>
          </table:table-cell>
          <table:table-cell table:style-name="Таблица2.A3" office:value-type="string">
            <text:p text:style-name="P4">DEL_N</text:p>
          </table:table-cell>
        </table:table-row>
        <table:table-row>
          <table:table-cell table:style-name="Таблица2.A3" office:value-type="string">
            <text:p text:style-name="P2">Z-3</text:p>
          </table:table-cell>
          <table:table-cell table:style-name="Таблица2.A3" office:value-type="string">
            <text:p text:style-name="P4">Удаление лишних нулей в целом числе. Аргумент: целое число. Результат: целое число.</text:p>
          </table:table-cell>
          <table:table-cell table:style-name="Таблица2.A3" office:value-type="string">
            <text:p text:style-name="P2">DELZ_Z_Z</text:p>
          </table:table-cell>
          <table:table-cell table:style-name="Таблица2.A3" office:value-type="string">
            <text:p text:style-name="P4">NEW_Z</text:p>
            <text:p text:style-name="P5">DELZ_N_N</text:p>
            <text:p text:style-name="P5">DEL_Z</text:p>
          </table:table-cell>
          <table:table-cell table:style-name="Таблица2.A3" office:value-type="string">
            <text:p text:style-name="P4">NEW_Z</text:p>
            <text:p text:style-name="P5">NEW_N_N</text:p>
            <text:p text:style-name="P5">DELZ_N_N</text:p>
            <text:p text:style-name="P5">DEL_N</text:p>
            <text:p text:style-name="P5">DEL_Z</text:p>
          </table:table-cell>
        </table:table-row>
        <table:table-row>
          <table:table-cell table:style-name="Таблица2.A3" office:value-type="string">
            <text:p text:style-name="P2">Z-4</text:p>
          </table:table-cell>
          <table:table-cell table:style-name="Таблица2.A3" office:value-type="string">
            <text:p text:style-name="P4">Возвращение копии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COPY_Z_Z</text:p>
          </table:table-cell>
          <table:table-cell table:style-name="Таблица2.A3" office:value-type="string">
            <text:p text:style-name="P4">COPY_N_N</text:p>
            <text:p text:style-name="P5">DELZ_Z_Z</text:p>
          </table:table-cell>
          <table:table-cell table:style-name="Таблица2.A3" office:value-type="string">
            <text:p text:style-name="P4">COPY_N_N</text:p>
            <text:p text:style-name="P5">DELZ_Z_Z</text:p>
            <text:p text:style-name="P5">NEW_N_N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</table:table-row>
        <text:soft-page-break/>
        <table:table-row>
          <table:table-cell table:style-name="Таблица2.A3" office:value-type="string">
            <text:p text:style-name="P2"><text:span text:style-name="T2"/></text:p>
          </table:table-cell>
          <table:table-cell table:style-name="Таблица2.A3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3" office:value-type="string">
            <text:p text:style-name="P2"><text:span text:style-name="T2">ABS_Z_N</text:span></text:p>
          </table:table-cell>
          <table:table-cell table:style-name="Таблица2.A3" office:value-type="string">
            <text:p text:style-name="P4">COPY_N_N</text:p>
          </table:table-cell>
          <table:table-cell table:style-name="Таблица2.A3" office:value-type="string">
            <text:p text:style-name="P4">COPY_N_N</text:p>
          </table:table-cell>
        </table:table-row>
        <table:table-row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102</meta:editing-cycles>
    <dc:date>2015-04-11T10:24:03</dc:date>
    <meta:editing-duration>P2DT21H30M56S</meta:editing-duration>
    <meta:document-statistic meta:table-count="2" meta:image-count="0" meta:object-count="0" meta:page-count="5" meta:paragraph-count="258" meta:word-count="582" meta:character-count="3971" meta:non-whitespace-character-count="3640"/>
  </office:meta>
</office:document-meta>
</file>